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venirNext-Medium" svg:font-family="AvenirNext-Medium"/>
    <style:font-face style:name="F" svg:font-family="" style:font-family-generic="roman"/>
    <style:font-face style:name="ArialMT" svg:font-family="ArialMT" style:font-family-generic="swiss"/>
    <style:font-face style:name="Lucida Sans2" svg:font-family="'Lucida Sans'" style:font-family-generic="swiss"/>
    <style:font-face style:name="Lohit Hindi" svg:font-family="'Lohit Hindi'" style:font-pitch="variable"/>
    <style:font-face style:name="Times" svg:font-family="Times"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start" style:justify-single-word="false"/>
      <style:text-properties style:font-name="F" fo:font-size="10pt" fo:language="en" fo:country="US" fo:font-weight="normal" style:font-name-asian="F" style:font-size-asian="10pt" style:font-weight-asian="normal" style:font-name-complex="F" style:font-size-complex="10pt" style:font-weight-complex="normal"/>
    </style:style>
    <style:style style:name="P2" style:family="paragraph" style:parent-style-name="Standard">
      <style:paragraph-properties fo:line-height="115%" fo:text-align="justify" style:justify-single-word="false"/>
      <style:text-properties style:font-name="F" fo:font-size="10pt" fo:language="en" fo:country="US" style:font-name-asian="F" style:font-size-asian="10pt" style:font-name-complex="F" style:font-size-complex="10pt"/>
    </style:style>
    <style:style style:name="P3" style:family="paragraph" style:parent-style-name="Standard">
      <style:paragraph-properties fo:line-height="115%" fo:text-align="justify" style:justify-single-word="false"/>
      <style:text-properties style:font-name="F" fo:font-size="10pt" fo:language="en" fo:country="US" style:font-size-asian="10pt" style:font-size-complex="10pt"/>
    </style:style>
    <style:style style:name="P4" style:family="paragraph" style:parent-style-name="Standard" style:list-style-name="">
      <style:paragraph-properties fo:line-height="115%" fo:text-align="start" style:justify-single-word="false" style:text-autospace="none"/>
      <style:text-properties style:font-name="F" fo:font-size="9pt" fo:language="en" fo:country="US" style:font-name-asian="F" style:font-size-asian="9pt" style:font-name-complex="F" style:font-size-complex="9pt"/>
    </style:style>
    <style:style style:name="P5" style:family="paragraph" style:parent-style-name="Standard">
      <style:paragraph-properties fo:line-height="115%" fo:text-align="start" style:justify-single-word="false"/>
      <style:text-properties style:font-name="F" fo:font-size="9pt" fo:language="en" fo:country="US" fo:font-weight="normal" style:font-name-asian="F" style:font-size-asian="9pt" style:font-weight-asian="normal" style:font-name-complex="F" style:font-size-complex="9pt" style:font-weight-complex="normal"/>
    </style:style>
    <style:style style:name="P6" style:family="paragraph" style:parent-style-name="Standard">
      <style:paragraph-properties fo:line-height="115%" fo:text-align="justify" style:justify-single-word="false"/>
      <style:text-properties style:font-name="F" fo:font-size="9pt" fo:language="en" fo:country="US" fo:font-weight="normal" style:font-name-asian="F" style:font-size-asian="9pt" style:font-weight-asian="normal" style:font-name-complex="F" style:font-size-complex="9pt" style:font-weight-complex="normal"/>
    </style:style>
    <style:style style:name="P7" style:family="paragraph" style:parent-style-name="Standard">
      <style:paragraph-properties fo:line-height="115%" fo:text-align="justify" style:justify-single-word="false"/>
      <style:text-properties style:font-name="Times New Roman" fo:font-size="10pt" style:font-size-asian="10pt" style:font-size-complex="10pt"/>
    </style:style>
    <style:style style:name="P8" style:family="paragraph" style:parent-style-name="Standard" style:list-style-name="">
      <style:paragraph-properties fo:line-height="115%" fo:text-align="justify" style:justify-single-word="false" style:text-autospace="none"/>
      <style:text-properties style:font-name="Times New Roman" fo:font-size="10pt" style:font-size-asian="10pt" style:font-size-complex="10pt"/>
    </style:style>
    <style:style style:name="P9" style:family="paragraph" style:parent-style-name="Standard" style:list-style-name="L2">
      <style:paragraph-properties fo:line-height="115%" fo:text-align="justify" style:justify-single-word="false"/>
      <style:text-properties style:font-name="Times New Roman" fo:font-size="10pt" fo:font-weight="bold" style:font-size-asian="10pt" style:font-weight-asian="bold" style:font-size-complex="10pt" style:font-weight-complex="bold"/>
    </style:style>
    <style:style style:name="P10" style:family="paragraph" style:parent-style-name="Standard">
      <style:paragraph-properties fo:line-height="115%"/>
      <style:text-properties style:font-name="Times New Roman" fo:font-size="10pt" fo:language="en" fo:country="US" style:font-size-asian="10pt" style:font-size-complex="10pt"/>
    </style:style>
    <style:style style:name="P11" style:family="paragraph" style:parent-style-name="Standard">
      <style:paragraph-properties fo:line-height="115%" fo:text-align="center" style:justify-single-word="false"/>
      <style:text-properties style:font-name="Times New Roman" fo:font-size="10pt" fo:language="en" fo:country="US" style:font-size-asian="10pt" style:font-size-complex="10pt"/>
    </style:style>
    <style:style style:name="P12" style:family="paragraph" style:parent-style-name="Standard">
      <style:paragraph-properties fo:line-height="115%" fo:text-align="start" style:justify-single-word="false"/>
      <style:text-properties style:font-name="Times New Roman" fo:font-size="10pt" fo:language="en" fo:country="US" style:font-size-asian="10pt" style:font-size-complex="10pt"/>
    </style:style>
    <style:style style:name="P13" style:family="paragraph" style:parent-style-name="Standard">
      <style:paragraph-properties fo:line-height="115%" fo:text-align="justify" style:justify-single-word="false"/>
      <style:text-properties style:font-name="Times New Roman" fo:font-size="10pt" fo:language="en" fo:country="US" style:font-size-asian="10pt" style:font-size-complex="10pt"/>
    </style:style>
    <style:style style:name="P14" style:family="paragraph" style:parent-style-name="Standard">
      <style:paragraph-properties fo:line-height="150%" fo:text-align="center" style:justify-single-word="false"/>
      <style:text-properties style:font-name="Times New Roman" fo:font-size="10pt" fo:language="en" fo:country="US" style:font-size-asian="10pt" style:font-size-complex="10pt"/>
    </style:style>
    <style:style style:name="P15" style:family="paragraph" style:parent-style-name="Standard">
      <style:paragraph-properties fo:line-height="115%" fo:text-align="center" style:justify-single-word="false"/>
      <style:text-properties style:font-name="Times New Roman" fo:font-size="10pt" fo:language="en" fo:country="US" fo:font-weight="bold" style:font-size-asian="10pt" style:font-weight-asian="bold" style:font-size-complex="10pt" style:font-weight-complex="bold"/>
    </style:style>
    <style:style style:name="P16" style:family="paragraph" style:parent-style-name="Standard">
      <style:paragraph-properties fo:line-height="115%" fo:text-align="center" style:justify-single-word="false"/>
      <style:text-properties style:font-name="Times New Roman" fo:font-size="12pt" fo:language="en" fo:country="US" fo:font-weight="bold" style:font-size-asian="12pt" style:font-weight-asian="bold" style:font-size-complex="12pt" style:font-weight-complex="bold"/>
    </style:style>
    <style:style style:name="P17" style:family="paragraph" style:parent-style-name="Standard" style:list-style-name="">
      <style:paragraph-properties fo:line-height="115%" style:text-autospace="none"/>
    </style:style>
    <style:style style:name="P18" style:family="paragraph" style:parent-style-name="Standard">
      <style:paragraph-properties fo:line-height="115%" fo:text-align="justify" style:justify-single-word="false" fo:break-before="page"/>
      <style:text-properties style:font-name="F" fo:font-size="10pt" fo:language="en" fo:country="US" fo:font-weight="normal" style:font-name-asian="F" style:font-size-asian="10pt" style:font-weight-asian="normal" style:font-name-complex="F" style:font-size-complex="10pt" style:font-weight-complex="normal"/>
    </style:style>
    <style:style style:name="P19" style:family="paragraph" style:parent-style-name="Standard" style:master-page-name="">
      <style:paragraph-properties fo:margin-left="0cm" fo:margin-right="0cm" fo:line-height="115%" fo:text-align="center" style:justify-single-word="false" fo:text-indent="0cm" style:auto-text-indent="false" style:page-number="auto"/>
      <style:text-properties style:font-name="Times New Roman" fo:font-size="10pt" fo:language="en" fo:country="US" fo:font-weight="bold" style:font-size-asian="10pt" style:font-weight-asian="bold" style:font-size-complex="10pt" style:font-weight-complex="bold"/>
    </style:style>
    <style:style style:name="P20" style:family="paragraph">
      <style:paragraph-properties fo:text-align="center"/>
    </style:style>
    <style:style style:name="T1" style:family="text">
      <style:text-properties style:text-position="33% 58%"/>
    </style:style>
    <style:style style:name="T2" style:family="text">
      <style:text-properties style:font-name="F" fo:font-size="9pt" fo:language="en" fo:country="US" style:font-name-asian="F" style:font-size-asian="9pt" style:font-name-complex="F" style:font-size-complex="9pt"/>
    </style:style>
    <style:style style:name="T3" style:family="text">
      <style:text-properties style:font-name="F" style:font-name-asian="F" style:font-name-complex="F"/>
    </style:style>
    <style:style style:name="T4" style:family="text">
      <style:text-properties style:font-name="F" fo:language="en" fo:country="US" fo:font-weight="normal" style:font-name-asian="F" style:font-weight-asian="normal" style:font-name-complex="F" style:font-weight-complex="normal"/>
    </style:style>
    <style:style style:name="T5" style:family="text">
      <style:text-properties fo:font-weight="bold" style:font-weight-asian="bold" style:font-weight-complex="bold"/>
    </style:style>
    <style:style style:name="T6" style:family="text">
      <style:text-properties fo:font-weight="bold" style:font-name-asian="F" style:font-weight-asian="bold" style:font-name-complex="F" style:font-weight-complex="bold"/>
    </style:style>
    <style:style style:name="T7" style:family="text">
      <style:text-properties style:font-name-asian="F" style:font-name-complex="F"/>
    </style:style>
    <style:style style:name="T8" style:family="text">
      <style:text-properties fo:language="en" fo:country="US" style:font-name-asian="F" style:font-name-complex="F"/>
    </style:style>
    <style:style style:name="T9" style:family="text">
      <style:text-properties fo:language="en" fo:country="US" fo:font-weight="normal" style:font-name-asian="F" style:font-weight-asian="normal" style:font-name-complex="F" style:font-weight-complex="normal"/>
    </style:style>
    <style:style style:name="T10" style:family="text">
      <style:text-properties fo:font-weight="normal" style:font-weight-asian="normal" style:font-weight-complex="normal"/>
    </style:style>
    <style:style style:name="T11" style:family="text">
      <style:text-properties fo:font-weight="normal" style:font-name-asian="F" style:font-weight-asian="normal" style:font-name-complex="F" style:font-weight-complex="normal"/>
    </style:style>
    <style:style style:name="T12" style:family="text">
      <style:text-properties fo:font-size="7pt" style:font-name-asian="F" style:font-size-asian="7pt" style:font-name-complex="F" style:font-size-complex="7pt"/>
    </style:style>
    <style:style style:name="T13" style:family="text">
      <style:text-properties fo:color="#000000" style:font-name="Times New Roman1" style:font-name-asian="F" style:font-name-complex="F"/>
    </style:style>
    <style:style style:name="T14" style:family="text">
      <style:text-properties fo:color="#000000" style:font-name="Times New Roman1" fo:font-weight="normal" style:font-name-asian="F" style:font-weight-asian="normal" style:font-name-complex="F" style:font-weight-complex="normal"/>
    </style:style>
    <style:style style:name="T15" style:family="text">
      <style:text-properties fo:color="#000000" style:text-outline="false" style:text-position="0% 100%" style:font-name="Times New Roman1" fo:letter-spacing="normal" style:text-underline-style="none" style:letter-kerning="false" style:font-name-asian="AvenirNext-Medium" style:font-name-complex="AvenirNext-Medium"/>
    </style:style>
    <style:style style:name="T16" style:family="text">
      <style:text-properties fo:color="#000000" style:text-outline="false" style:text-position="0% 100%" style:font-name="Times New Roman1" fo:letter-spacing="normal" style:text-underline-style="none" style:letter-kerning="false" style:font-name-asian="ArialMT" style:font-name-complex="ArialMT"/>
    </style:style>
    <style:style style:name="T17" style:family="text">
      <style:text-properties fo:color="#000000" style:text-outline="false" style:text-position="0% 100%" style:font-name="Times New Roman1" fo:letter-spacing="normal" style:text-underline-style="none" fo:font-weight="normal" style:letter-kerning="false" style:font-name-asian="AvenirNext-Medium" style:font-weight-asian="normal" style:font-name-complex="AvenirNext-Medium" style:font-weight-complex="normal"/>
    </style:style>
    <style:style style:name="T18" style:family="text">
      <style:text-properties fo:color="#000000" style:text-outline="false" style:text-position="0% 100%" style:font-name="Times New Roman1" fo:letter-spacing="normal" fo:language="en" fo:country="US" style:text-underline-style="none" fo:font-weight="normal" style:letter-kerning="false" style:font-name-asian="AvenirNext-Medium" style:font-weight-asian="normal" style:font-name-complex="AvenirNext-Medium" style:font-weight-complex="normal"/>
    </style:style>
    <style:style style:name="T19" style:family="text">
      <style:text-properties fo:color="#000000" style:text-outline="false" style:text-position="0% 100%" fo:letter-spacing="normal" fo:language="en" fo:country="US" style:text-underline-style="none" fo:font-weight="normal" style:letter-kerning="false" style:font-name-asian="F" style:font-weight-asian="normal" style:font-name-complex="F" style:font-weight-complex="normal"/>
    </style:style>
    <style:style style:name="T20" style:family="text">
      <style:text-properties style:font-name="Times New Roman"/>
    </style:style>
    <style:style style:name="T21" style:family="text">
      <style:text-properties style:font-name="Times New Roman" fo:font-weight="normal" style:font-name-asian="F" style:font-weight-asian="normal" style:font-name-complex="F" style:font-weight-complex="normal"/>
    </style:style>
    <style:style style:name="T22" style:family="text">
      <style:text-properties style:font-name="Times New Roman" fo:font-weight="normal" style:font-weight-asian="normal" style:font-weight-complex="normal"/>
    </style:style>
    <style:style style:name="T23" style:family="text">
      <style:text-properties fo:background-color="#ffff00"/>
    </style:style>
    <style:style style:name="T24" style:family="text">
      <style:text-properties fo:font-size="9pt" style:font-size-asian="9pt" style:font-size-complex="9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btrackBrainConnectivity : <text:span text:style-name="T23">Automatic</text:span> tractography and visualization</text:p>
      <text:p text:style-name="P10"/>
      <text:p text:style-name="P14">Juan C. Prieto.<text:span text:style-name="T1">a</text:span> , Danaële Puechmaille<text:span text:style-name="T1">a</text:span> and Martin Styner<text:span text:style-name="T1">a</text:span></text:p>
      <text:p text:style-name="P14"><text:span text:style-name="T1">a</text:span>NIRAL, UNC, Chapel Hill, North Carolina, United States;</text:p>
      <text:p text:style-name="P10"/>
      <text:p text:style-name="P15">ABSTRACT</text:p>
      <text:p text:style-name="P19"/>
      <text:p text:style-name="P7"><text:span text:style-name="T9">We propose a new tool named ProbtrackBrainConnectivity to compute the brain connectivity and visualize the connectivity matrix within an interactive web interface</text:span><text:span text:style-name="T18">.</text:span><text:span text:style-name="T4"> </text:span><text:span text:style-name="T19">ProbtrackBrainConnectivity</text:span><text:span text:style-name="T4"> </text:span><text:span text:style-name="T3">uses probabilistic tractography which is estimated by</text:span><text:span text:style-name="T13"> </text:span><text:span text:style-name="T15">applying FDT’s probabilistic method of fiber tracking (FSL tool). </text:span><text:span text:style-name="T3">First, the user uploads data already registered in the DWI space (DWI, brain mask, T1 image, surfaces, description JSON file, etc. ). Then, he set tractography parameters and finally submit the job. Many jobs can be launch in parallels. The result of the tractography is a connectivity matrix. </text:span><text:span text:style-name="T9">ProbtrackBrainConnectivity plots the connectivity matrix in circle and within brains templates. </text:span><text:span text:style-name="T3">The matrix visualized is normalized by the number of fibers per rows (seeds). The visualization is interactive and plot the result of a triangular normalized matrix by choosing the maximum, minimum or average betweed the upper triangle and lower triangle. The matrix can also be retrieve by download the tractography output directory. </text:span><text:span text:style-name="T7">This work is motivated by medical applications in which brain connectivities need to be compute automatically and to be analyze easily.</text:span></text:p>
      <text:p text:style-name="P11"/>
      <text:p text:style-name="P12"><text:span text:style-name="T5">Keywords </text:span>: Tractography, connectivity, <text:span text:style-name="T7">diffusion tensor imaging, atlas, visualization</text:span></text:p>
      <text:p text:style-name="P12"><text:span text:style-name="T7"/></text:p>
      <text:p text:style-name="P15">1.Introduction</text:p>
      <text:p text:style-name="P11"/>
      <text:p text:style-name="P7"><text:span text:style-name="T8">Diffusion tensor imaging (DTI) is a magnetic resonance imaging method which allows measuring the anisotropic </text:span><text:span text:style-name="T7">diffusion of water molecules in in-vivo biological tissue. Water molecules diffusion reveal the underlying structure of a tissue. In the brain, DTI data can be used to model the white matter (WM) and visually represent neural tracts. The WM tracts are reconstructed with a technique known as tractography, which estimates a tract trajectory by following likely directions of the tract at each voxel in the data.</text:span></text:p>
      <text:p text:style-name="P8"><text:span text:style-name="T7"/></text:p>
      <text:p text:style-name="P8"><text:span text:style-name="T7">There are two main tractography approaches, probabilistic (describe all possible trajectories) and streamline</text:span><text:span text:style-name="T12"> </text:span><text:span text:style-name="T7">(describe the most probable trajectory). Tractography in this paper is focused on the first approach. Tractography has found many applications over the past decade. Some applications include neurosurgical planning; assessment and study of neurological diseases such as multiple sclerosis</text:span><text:span text:style-name="T12"> </text:span><text:span text:style-name="T7"><text:s/>or schizophrenia; and post-surgical validation.</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3"><text:span text:style-name="T6"><text:s/></text:span></text:p>
      <text:p text:style-name="P3"><text:span text:style-name="T11">In this paper, we present </text:span><text:span text:style-name="T21">ProbtrackBrainConnectivity, a web application which launch an unique script using common tractography tools to compute brain connectivity and then plot the connectivity matrix interactively and easily. With ProbtrackBrainConnectivity, we seek to enable further clinical and research applications of tractography.</text:span></text:p>
      <text:p text:style-name="P12"><draw:line text:anchor-type="paragraph" draw:z-index="0" draw:style-name="gr1" draw:text-style-name="P20" svg:x1="-0.004cm" svg:y1="0.406cm" svg:x2="7.487cm" svg:y2="0.406cm"><text:p/></draw:line></text:p>
      <text:p text:style-name="P1"><text:span text:style-name="T24"><text:tab/>Further author information: (Send correspondence to J.C.P)</text:span></text:p>
      <text:p text:style-name="P4">J.C.P.: E-mail: jprieto@med.unc.edu</text:p>
      <text:p text:style-name="P17"><text:span text:style-name="T2">D.P: E-mail:</text:span><text:a xlink:type="simple" xlink:href="mailto:danaele@email.unc.edu" text:style-name="Internet_20_link" text:visited-style-name="Visited_20_Internet_20_Link">danaele@email.unc.edu</text:a></text:p>
      <text:p text:style-name="P5">M.S.: E-mail:styner@cs.unc.edu</text:p>
      <text:p text:style-name="P18">In summary, <text:span text:style-name="T20">ProbtrackBrainConnectivity </text:span>performs ...</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2"><text:span text:style-name="T10">The following section explains in detail the methods used in </text:span><text:span text:style-name="T22">ProbtrackBrainConnectivity.</text:span></text:p>
      <text:p text:style-name="P2"><text:span text:style-name="T10"/></text:p>
      <text:p text:style-name="P11"><text:span text:style-name="T5">2.Methods</text:span></text:p>
      <text:p text:style-name="P13"><text:span text:style-name="T5"/></text:p>
      <text:p text:style-name="P7"><text:span text:style-name="T8">This section explains in detail the tools used in ProbtrackBrainConnectivity. The first step is the tractography followed by the visualization.</text:span></text:p>
      <text:p text:style-name="P7"><text:span text:style-name="T8"/></text:p>
      <text:list xml:id="list9132921724247809407" text:style-name="L2">
        <text:list-item>
          <text:list>
            <text:list-item>
              <text:p text:style-name="P9"><text:span text:style-name="T7">Tractography</text:span></text:p>
              <text:p text:style-name="P9"><text:span text:style-name="T7"/></text:p>
            </text:list-item>
          </text:list>
        </text:list-item>
      </text:list>
      <text:p text:style-name="P7"><text:span text:style-name="T11">First, all data required for the tractography had already been register. The images provide are in nifti format. The surface provided must be a vtk file and must contains labels. If not, another vtk surface can be upload with the same mesh and containing labels. Also, a json file must be upload. This file describe the parcellation table: seeds names, labels id, matrix order, etc.). </text:span><text:span text:style-name="T17">The tool DWIConvert is used to convert niti to nrrd images – required to use FSL tools in tractography. </text:span><text:span text:style-name="T11">The tractography is computed with two FSL tools, bedpostX and probtrackx2. The first tool builds</text:span><text:span text:style-name="T14"> </text:span><text:span text:style-name="T15">default distributions of diffusion parameters at each voxel. Probtrackx2 is the p</text:span><text:span text:style-name="T16">robabilistic tractography, it </text:span><text:span text:style-name="T15">run on the output of bedpostX and according to a seed list. The seed list is created according to the atlas provide in the json file. Each seeds are label surfaces. These surfaces are created with the C++ tool : ExtractLabelSurfaces apply on the vtk brain surface containing labels. The label extraction can used overlapping or not. The tractography results is a connectivity matrix.</text:span></text:p>
      <text:p text:style-name="P7"><text:span text:style-name="T15">Once the tractography done, ProbtrackBrainConnectivity allow users to visualize easily the connectivity matrix like explain in the following section. </text:span></text:p>
      <text:p text:style-name="P7"><text:span text:style-name="T15"/></text:p>
      <text:list xml:id="list646364309" text:continue-numbering="true" text:style-name="L2">
        <text:list-item>
          <text:list>
            <text:list-item>
              <text:p text:style-name="P9"><text:span text:style-name="T7">Visualization</text:span></text:p>
            </text:list-item>
          </text:list>
        </text:list-item>
      </text:list>
      <text:p text:style-name="P13"/>
      <text:p text:style-name="P13">Tractography results are shown in a summary jobs table. For each jobs, the job status is print and when a job is done, an interactive plotting is available. The matrix is first normalized by the number of fiber per rows. The plotting print a triangular matrix computed by the maximum, minimum or average between upper and lower triangular according to the user selection in the web interface. The brain connectivity can be threshold. </text:p>
      <text:p text:style-name="P6"><draw:line text:anchor-type="paragraph" draw:z-index="1" draw:style-name="gr1" draw:text-style-name="P20" svg:x1="-0.004cm" svg:y1="0.406cm" svg:x2="7.487cm" svg:y2="0.406cm"><text:p/></draw:line></text:p>
      <text:p text:style-name="P5"><text:tab/><text:a xlink:type="simple" xlink:href="https://www.nitrc.org/" text:style-name="Internet_20_link" text:visited-style-name="Visited_20_Internet_20_Link">https://www.nitrc.org/</text:a></text:p>
      <text:p text:style-name="P5"><text:tab/><text:a xlink:type="simple" xlink:href="https://github.com/BRAINSia/BRAINSTools/tree/master/DWIConvert" text:style-name="Internet_20_link" text:visited-style-name="Visited_20_Internet_20_Link">https://github.com/BRAINSia/BRAINSTools/tree/master/DWIConvert</text: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venirNext-Medium" svg:font-family="AvenirNext-Medium"/>
    <style:font-face style:name="F" svg:font-family="" style:font-family-generic="roman"/>
    <style:font-face style:name="ArialMT" svg:font-family="ArialMT" style:font-family-generic="swiss"/>
    <style:font-face style:name="Lucida Sans2" svg:font-family="'Lucida Sans'" style:font-family-generic="swiss"/>
    <style:font-face style:name="Lohit Hindi" svg:font-family="'Lohit Hindi'" style:font-pitch="variable"/>
    <style:font-face style:name="Times" svg:font-family="Times"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Corbel" svg:font-family="Corbel"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2" style:font-size-complex="12pt" style:font-style-complex="italic"/>
    </style:style>
    <style:style style:name="Index" style:family="paragraph" style:parent-style-name="Standard" style:class="index">
      <style:paragraph-properties text:number-lines="false" text:line-number="0"/>
      <style:text-properties style:font-name-complex="Lucida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cm" fo:margin-right="0cm" fo:text-indent="0.6cm"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cm" fo:margin-right="0.199cm" fo:margin-top="0.101cm" fo:margin-bottom="0.101cm" fo:text-align="center" style:justify-single-word="false" fo:text-indent="0cm" style:auto-text-indent="false" style:text-autospace="none"/>
      <style:text-properties fo:font-size="36pt" style:font-size-asian="36pt" style:font-size-complex="36pt"/>
    </style:style>
    <style:style style:name="Titre1" style:family="paragraph">
      <style:paragraph-properties fo:margin-top="0.42cm" fo:margin-bottom="0.21cm" style:text-autospace="none"/>
      <style:text-properties fo:font-size="18pt" fo:font-weight="bold" style:font-size-asian="18pt" style:font-weight-asian="bold" style:font-size-complex="18pt" style:font-weight-complex="bold"/>
    </style:style>
    <style:style style:name="Titre2" style:family="paragraph">
      <style:paragraph-properties fo:margin-top="0.42cm" fo:margin-bottom="0.21cm"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cm" fo:margin-bottom="0.325cm"/>
      <style:text-properties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cm" fo:margin-bottom="0.243cm"/>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cm" fo:margin-bottom="0.162cm"/>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cm" fo:margin-bottom="0.081cm"/>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ucida Sans" fo:font-size="18pt" style:letter-kerning="true" style:font-name-asian="Lucida Sans" style:font-size-asian="18pt" style:font-name-complex="Lucida Sans"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cm" fo:margin-right="0cm" fo:margin-top="0cm" fo:margin-bottom="0.406cm"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cm" fo:margin-bottom="0.325cm"/>
      <style:text-properties fo:font-size="28pt" style:font-size-asian="28pt" style:font-size-complex="28pt"/>
    </style:style>
    <style:style style:name="Plan_20_3" style:display-name="Plan 3" style:family="paragraph" style:parent-style-name="Plan_20_2">
      <style:paragraph-properties fo:margin-top="0cm" fo:margin-bottom="0.243cm"/>
      <style:text-properties fo:font-size="24pt" style:font-size-asian="24pt" style:font-size-complex="24pt"/>
    </style:style>
    <style:style style:name="Plan_20_4" style:display-name="Plan 4" style:family="paragraph" style:parent-style-name="Plan_20_3">
      <style:paragraph-properties fo:margin-top="0cm" fo:margin-bottom="0.162cm"/>
      <style:text-properties fo:font-size="20pt" style:font-size-asian="20pt" style:font-size-complex="20pt"/>
    </style:style>
    <style:style style:name="Plan_20_5" style:display-name="Plan 5" style:family="paragraph" style:parent-style-name="Plan_20_4">
      <style:paragraph-properties fo:margin-top="0cm" fo:margin-bottom="0.081cm"/>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3_20_1" style:display-name="RTF_Num 3 1" style:family="text"/>
    <style:style style:name="RTF_5f_Num_20_3_20_2" style:display-name="RTF_Num 3 2" style:family="text"/>
    <style:style style:name="RTF_5f_Num_20_4_20_1" style:display-name="RTF_Num 4 1" style:family="text"/>
    <style:style style:name="RTF_5f_Num_20_4_20_2" style:display-name="RTF_Num 4 2"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3.5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aële Puechmaille</meta:initial-creator>
    <meta:creation-date>2016-05-30T10:12:34</meta:creation-date>
    <dc:date>2016-05-30T14:30:05</dc:date>
    <dc:creator>Danaële Puechmaille</dc:creator>
    <meta:editing-duration>PT4H17M32S</meta:editing-duration>
    <meta:editing-cycles>18</meta:editing-cycles>
    <meta:generator>OpenOffice/4.1.1$Unix OpenOffice.org_project/411m6$Build-9775</meta:generator>
    <meta:document-statistic meta:table-count="0" meta:image-count="0" meta:object-count="0" meta:page-count="2" meta:paragraph-count="26" meta:word-count="713" meta:character-count="4995"/>
  </office:meta>
</office:document-meta>
</file>